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icrosoft Windows [Version 10.0.19041.508]</text:p>
      <text:p text:style-name="Standard">(c) 2020 Microsoft Corporation. All rights reserved.</text:p>
      <text:p text:style-name="Standard"/>
      <text:p text:style-name="Standard">C:\Users\ASUS&gt;sqlplus</text:p>
      <text:p text:style-name="Standard"/>
      <text:p text:style-name="Standard">SQL*Plus: Release 11.2.0.2.0 Production on Mon Sep 28 09:17:08 2020</text:p>
      <text:p text:style-name="Standard"/>
      <text:p text:style-name="Standard">Copyright (c) 1982, 2014, Oracle. <text:s/>All rights reserved.</text:p>
      <text:p text:style-name="Standard"/>
      <text:p text:style-name="Standard">Enter user-name: sys as sysdba</text:p>
      <text:p text:style-name="Standard">Enter password:</text:p>
      <text:p text:style-name="Standard"/>
      <text:p text:style-name="Standard">Connected to:</text:p>
      <text:p text:style-name="Standard">Oracle Database 11g Express Edition Release 11.2.0.2.0 - 64bit Production</text:p>
      <text:p text:style-name="Standard"/>
      <text:p text:style-name="Standard">SQL&gt; show user</text:p>
      <text:p text:style-name="Standard">USER is "SYS"</text:p>
      <text:p text:style-name="Standard">SQL&gt; create user Rian identified by Rian;</text:p>
      <text:p text:style-name="Standard"/>
      <text:p text:style-name="Standard">User created.</text:p>
      <text:p text:style-name="Standard"/>
      <text:p text:style-name="Standard">SQL&gt; grant connect, resource to Rian;</text:p>
      <text:p text:style-name="Standard"/>
      <text:p text:style-name="Standard">Grant succeeded.</text:p>
      <text:p text:style-name="Standard"/>
      <text:p text:style-name="Standard">SQL&gt; connect Rian/Rian</text:p>
      <text:p text:style-name="Standard">Connected.</text:p>
      <text:p text:style-name="Standard">SQL&gt; show user</text:p>
      <text:p text:style-name="Standard">USER is "RIAN"</text:p>
      <text:p text:style-name="Standard">SQL&gt; CREATE TABLE keluarga(</text:p>
      <text:p text:style-name="Standard"><text:s text:c="2"/>2 <text:s/>nomor NUMBER,</text:p>
      <text:p text:style-name="Standard"><text:s text:c="2"/>3 <text:s text:c="2"/>nama VARCHAR2(12),</text:p>
      <text:p text:style-name="Standard"><text:s text:c="2"/>4 <text:s text:c="2"/>jenis_kelamin CHAR(9),</text:p>
      <text:p text:style-name="Standard"><text:s text:c="2"/>5 <text:s text:c="2"/>tempat_lahir CHAR(5),</text:p>
      <text:p text:style-name="Standard"><text:s text:c="2"/>6 <text:s text:c="2"/>tanggal_lahir DATE,</text:p>
      <text:p text:style-name="Standard"><text:s text:c="2"/>7 <text:s text:c="2"/>status CHAR(4),</text:p>
      <text:p text:style-name="Standard"><text:s text:c="2"/>8 <text:s text:c="2"/>nik CHAR(16),</text:p>
      <text:p text:style-name="Standard"><text:s text:c="2"/>9 <text:s text:c="2"/>no_hp VARCHAR2(14),</text:p>
      <text:p text:style-name="Standard"><text:s/>10 <text:s text:c="2"/>pekerjaan VARCHAR2(9),</text:p>
      <text:p text:style-name="Standard"><text:s/>11 <text:s text:c="2"/>instragram VARCHAR2(14)</text:p>
      <text:p text:style-name="Standard"><text:s/>12 <text:s/>);</text:p>
      <text:p text:style-name="Standard"/>
      <text:p text:style-name="Standard">Table created.</text:p>
      <text:p text:style-name="Standard"/>
      <text:p text:style-name="Standard">SQL&gt; describe keluarga</text:p>
      <text:p text:style-name="Standard"><text:s/>Name <text:s text:c="37"/>Null? <text:s text:c="3"/>Type</text:p>
      <text:p text:style-name="Standard"><text:s/>----------------------------------------- -------- ----------------------------</text:p>
      <text:p text:style-name="Standard"><text:s/>NOMOR <text:s text:c="45"/>NUMBER</text:p>
      <text:p text:style-name="Standard"><text:s/>NAMA <text:s text:c="46"/>VARCHAR2(12)</text:p>
      <text:p text:style-name="Standard"><text:s/>JENIS_KELAMIN <text:s text:c="37"/>CHAR(9)</text:p>
      <text:p text:style-name="Standard"><text:s/>TEMPAT_LAHIR <text:s text:c="38"/>CHAR(5)</text:p>
      <text:p text:style-name="Standard"><text:s/>TANGGAL_LAHIR <text:s text:c="37"/>DATE</text:p>
      <text:p text:style-name="Standard"><text:soft-page-break/><text:s/>STATUS <text:s text:c="44"/>CHAR(4)</text:p>
      <text:p text:style-name="Standard"><text:s/>NIK <text:s text:c="47"/>CHAR(16)</text:p>
      <text:p text:style-name="Standard"><text:s/>NO_HP <text:s text:c="45"/>VARCHAR2(14)</text:p>
      <text:p text:style-name="Standard"><text:s/>PEKERJAAN <text:s text:c="41"/>VARCHAR2(9)</text:p>
      <text:p text:style-name="Standard"><text:s/>INSTRAGRAM <text:s text:c="40"/>VARCHAR2(14)</text:p>
      <text:p text:style-name="Standard"/>
      <text:p text:style-name="Standard">SQL&gt; INSERT INTO keluarga(nomor,nama,jenis_kelamin,tempat_lahir,tanggal_lahir,status,nik,no_hp,pekerjaan,instragram)</text:p>
      <text:p text:style-name="Standard"><text:s text:c="2"/>2 <text:s/>VALUES (1,'rian pratama','laki laki','tegal','06-FEB-2001','anak','3376040602010001','085742893181','mahasiswa','ryan_pratama06');</text:p>
      <text:p text:style-name="Standard"/>
      <text:p text:style-name="Standard">1 row created.</text:p>
      <text:p text:style-name="Standard"/>
      <text:p text:style-name="Standard">SQL&gt; INSERT INTO keluarga(nomor,nama,jenis_kelamin,tempat_lahir,tanggal_lahir,status,nik,no_hp,pekerjaan,instragram)</text:p>
      <text:p text:style-name="Standard"><text:s text:c="2"/>2 <text:s/>VALUES (2,'TANURI','laki laki','tegal','26-FEB-1975','BAPA','3376042602750001','-','PEDAGANG','-');</text:p>
      <text:p text:style-name="Standard"/>
      <text:p text:style-name="Standard">1 row created.</text:p>
      <text:p text:style-name="Standard"/>
      <text:p text:style-name="Standard">SQL&gt; INSERT INTO keluarga(nomor,nama,jenis_kelamin,tempat_lahir,tanggal_lahir,status,nik,no_hp,pekerjaan,instragram)</text:p>
      <text:p text:style-name="Standard"><text:s text:c="2"/>2 <text:s/>VALUES (3,'DIANA','PEREMPUAN','tegal','23-MAR-2004','ANAK','3376045003050002','-','SISWA','-');</text:p>
      <text:p text:style-name="Standard"/>
      <text:p text:style-name="Standard">1 row created.</text:p>
      <text:p text:style-name="Standard"/>
      <text:p text:style-name="Standard">SQL&gt; INSERT INTO keluarga(nomor,nama,jenis_kelamin,tempat_lahir,tanggal_lahir,status,nik,no_hp,pekerjaan,instragram)</text:p>
      <text:p text:style-name="Standard"><text:s text:c="2"/>2 <text:s/>VALUES (4,'BAGUS','LAKI LAKI','tegal','19-NOV-2011','ANAK','3376042911110001','-','SISWA','-');</text:p>
      <text:p text:style-name="Standard"/>
      <text:p text:style-name="Standard">1 row created.</text:p>
      <text:p text:style-name="Standard"/>
      <text:p text:style-name="Standard">SQL&gt; COMMIT;</text:p>
      <text:p text:style-name="Standard"/>
      <text:p text:style-name="Standard">Commit complete.</text:p>
      <text:p text:style-name="Standard"/>
      <text:p text:style-name="Standard">SQL&gt; SELECT * FROM KELUARGA;</text:p>
      <text:p text:style-name="Standard"/>
      <text:p text:style-name="Standard"><text:s text:c="5"/>NOMOR NAMA <text:s text:c="8"/>JENIS_KEL TEMPA TANGGAL_L STAT NIK</text:p>
      <text:p text:style-name="Standard">---------- ------------ --------- ----- --------- ---- ----------------</text:p>
      <text:p text:style-name="Standard">NO_HP <text:s text:c="9"/>PEKERJAAN INSTRAGRAM</text:p>
      <text:p text:style-name="Standard">-------------- --------- --------------</text:p>
      <text:p text:style-name="Standard"><text:s text:c="9"/>1 rian pratama laki laki tegal 06-FEB-01 anak 3376040602010001</text:p>
      <text:p text:style-name="Standard">085742893181 <text:s text:c="2"/>mahasiswa ryan_pratama06</text:p>
      <text:p text:style-name="Standard"/>
      <text:p text:style-name="Standard"><text:s text:c="9"/>2 TANURI <text:s text:c="6"/>laki laki tegal 26-FEB-75 BAPA 3376042602750001</text:p>
      <text:p text:style-name="Standard"><text:soft-page-break/>- <text:s text:c="13"/>PEDAGANG <text:s/>-</text:p>
      <text:p text:style-name="Standard"/>
      <text:p text:style-name="Standard"><text:s text:c="9"/>3 DIANA <text:s text:c="7"/>PEREMPUAN tegal 23-MAR-04 ANAK 3376045003050002</text:p>
      <text:p text:style-name="Standard">- <text:s text:c="13"/>SISWA <text:s text:c="4"/>-</text:p>
      <text:p text:style-name="Standard"/>
      <text:p text:style-name="Standard"/>
      <text:p text:style-name="Standard"><text:s text:c="5"/>NOMOR NAMA <text:s text:c="8"/>JENIS_KEL TEMPA TANGGAL_L STAT NIK</text:p>
      <text:p text:style-name="Standard">---------- ------------ --------- ----- --------- ---- ----------------</text:p>
      <text:p text:style-name="Standard">NO_HP <text:s text:c="9"/>PEKERJAAN INSTRAGRAM</text:p>
      <text:p text:style-name="Standard">-------------- --------- --------------</text:p>
      <text:p text:style-name="Standard"><text:s text:c="9"/>4 BAGUS <text:s text:c="7"/>LAKI LAKI tegal 19-NOV-11 ANAK 3376042911110001</text:p>
      <text:p text:style-name="Standard">- <text:s text:c="13"/>SISWA <text:s text:c="4"/>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ada tanggal 13 oktober siapa saja yang jadi kasir</text:p>
      <text:p text:style-name="Standard">input;</text:p>
      <text:p text:style-name="Standard"><text:s/>select penjualan.no_struk, penjualan.tanggal, kasir.nama</text:p>
      <text:p text:style-name="Standard"><text:s/>from penjualan inner join kasir</text:p>
      <text:p text:style-name="Standard"><text:s/>ON penjualan.id_kasir=kasir.id_kasir;</text:p>
      <text:p text:style-name="Standard">output;</text:p>
      <text:p text:style-name="Standard">NO_STRUK <text:s text:c="3"/>TANGGAL <text:s text:c="3"/>NAMA</text:p>
      <text:p text:style-name="Standard">----------- ---------- -----</text:p>
      <text:p text:style-name="Standard">20101310001 13-10-2020 ZENA</text:p>
      <text:p text:style-name="Standard">20101310002 13-10-2020 ZENA</text:p>
      <text:p text:style-name="Standard">20101310003 13-10-2020 YENA</text:p>
      <text:p text:style-name="Standard">20101310004 13-10-2020 XENA</text:p>
      <text:p text:style-name="Standard">20101310005 13-10-2020 XENA</text:p>
      <text:p text:style-name="Standard"/>
      <text:p text:style-name="Standard"/>
      <text:p text:style-name="Standard">SQL&gt; select penjualan.no_struk,penjualan.tanggal,member.nama</text:p>
      <text:p text:style-name="Standard"><text:s text:c="2"/>2 <text:s/>from penjualan inner join member</text:p>
      <text:p text:style-name="Standard"><text:s text:c="2"/>3 <text:s/>on penjualan.id_member = member.id_member;</text:p>
      <text:p text:style-name="Standard"/>
      <text:p text:style-name="Standard">NO_STRUK <text:s text:c="3"/>TANGGAL <text:s text:c="3"/>NAMA</text:p>
      <text:p text:style-name="Standard">----------- ---------- ------------</text:p>
      <text:p text:style-name="Standard">20101310001 13-10-2020 BANDI</text:p>
      <text:p text:style-name="Standard">20101310002 13-10-2020 ANDI</text:p>
      <text:p text:style-name="Standard">20101310003 13-10-2020 CINDI</text:p>
      <text:p text:style-name="Standard">20101310004 13-10-2020 DANDI</text:p>
      <text:p text:style-name="Standard"/>
      <text:p text:style-name="Standard">perintah;</text:p>
      <text:p text:style-name="Standard"/>
      <text:p text:style-name="Standard">select pembelian.struk_pembelian, pembelian.tanggal, pembelian.id_supplier, supplier.alamat</text:p>
      <text:p text:style-name="Standard">from pembelian inner join supplier</text:p>
      <text:p text:style-name="Standard">on pembelian.id_supplier = supplier.id_supplier;\</text:p>
      <text:p text:style-name="Standard"/>
      <text:p text:style-name="Standard">STRUK_PEMBE TANGGAL <text:s text:c="3"/>ID_SUPP</text:p>
      <text:p text:style-name="Standard"><text:soft-page-break/>----------- ---------- -------</text:p>
      <text:p text:style-name="Standard">ALAMAT</text:p>
      <text:p text:style-name="Standard">-------------------------------------------------</text:p>
      <text:p text:style-name="Standard">20101310A02 13-10-2020 JKT2010</text:p>
      <text:p text:style-name="Standard">JAKARTA</text:p>
      <text:p text:style-name="Standard"/>
      <text:p text:style-name="Standard">20101310A01 13-10-2020 SMG2010</text:p>
      <text:p text:style-name="Standard">SEMARANG</text:p>
      <text:p text:style-name="Standard"/>
      <text:p text:style-name="Standard">20101310A03 13-10-2020 BDG2010</text:p>
      <text:p text:style-name="Standard">BANDUNG</text:p>
      <text:p text:style-name="Standard"/>
      <text:p text:style-name="Standard">STRUK_PEMBE TANGGAL <text:s text:c="3"/>ID_SUPP</text:p>
      <text:p text:style-name="Standard">----------- ---------- -------</text:p>
      <text:p text:style-name="Standard">ALAMAT</text:p>
      <text:p text:style-name="Standard">-------------------------------------------------</text:p>
      <text:p text:style-name="Standard">20101310A04 13-10-2020 SBY2010</text:p>
      <text:p text:style-name="Standard">SURABAYA</text:p>
      <text:p text:style-name="Standard"/>
      <text:p text:style-name="Standard">tampilkan no_struk nama_barang , nama_member ,harga jumlah</text:p>
      <text:p text:style-name="Standard"/>
      <text:p text:style-name="Standard">select</text:p>
      <text:p text:style-name="Standard">detil_jual.no_struk,</text:p>
      <text:p text:style-name="Standard">penjualan.id_member,</text:p>
      <text:p text:style-name="Standard">data_barang.nama_barang,</text:p>
      <text:p text:style-name="Standard">detil_jual.harga,</text:p>
      <text:p text:style-name="Standard">detil_jual.jumlah,</text:p>
      <text:p text:style-name="Standard">detil_jual.harga*detil_jual.jumlah as total</text:p>
      <text:p text:style-name="Standard">from detil_jual inner join data_barang</text:p>
      <text:p text:style-name="Standard">on detil_jual.kode_barang = data_barang.kode_barang</text:p>
      <text:p text:style-name="Standard">inner join penjualan </text:p>
      <text:p text:style-name="Standard">on penjualan.no_struk = detil_jual.no_struk</text:p>
      <text:p text:style-name="Standard">where penjualan.id_member =2010002;</text:p>
      <text:p text:style-name="Standard"/>
      <text:p text:style-name="Standard">select kasir.nama, penjualan.no_struk, member.nama</text:p>
      <text:p text:style-name="Standard">from kasir inner join penjualan on kasir.id_kasir = penjualan.id_kasir </text:p>
      <text:p text:style-name="Standard">inner join member on penjualan.id_member =member.id_member </text:p>
      <text:p text:style-name="Standard"/>
      <text:p text:style-name="Standard">NAMA <text:s text:c="26"/>NO_STRUK <text:s text:c="3"/>NAMA</text:p>
      <text:p text:style-name="Standard">------------------------------ ----------- ---------</text:p>
      <text:p text:style-name="Standard">ZENA <text:s text:c="26"/>20101310002 ANDI</text:p>
      <text:p text:style-name="Standard">ZENA <text:s text:c="26"/>20101310001 BANDI</text:p>
      <text:p text:style-name="Standard">YENA <text:s text:c="26"/>20101310003 CINDI</text:p>
      <text:p text:style-name="Standard">XENA <text:s text:c="26"/>20101310004 DANDI</text:p>
      <text:p text:style-name="Standard"/>
      <text:p text:style-name="Standard">select</text:p>
      <text:p text:style-name="Standard">member.nama,</text:p>
      <text:p text:style-name="Standard">detil_jual.harga,</text:p>
      <text:p text:style-name="Standard">detil_jual.jumlah,</text:p>
      <text:p text:style-name="Standard">detil_jual.harga*detil_jual.jumlah as total</text:p>
      <text:p text:style-name="Standard">from member inner join penjualan on penjualan .id_member = member.id_member</text:p>
      <text:p text:style-name="Standard">inner join detil_jual </text:p>
      <text:p text:style-name="Standard"><text:soft-page-break/>on detil_jual.no_struk= penjualan.no_struk</text:p>
      <text:p text:style-name="Standard">inner join data_barang</text:p>
      <text:p text:style-name="Standard">on data_barang.kode_barang= detil_jual.kode_barang</text:p>
      <text:p text:style-name="Standard">where member.id_member=2010003;</text:p>
      <text:p text:style-name="Standard"/>
      <text:p text:style-name="Standard">select </text:p>
      <text:p text:style-name="Standard">kasir.id_kasir as nama_kasir</text:p>
      <text:p text:style-name="Standard">data_barang.nama_barang</text:p>
      <text:p text:style-name="Standard">detil_jual.harga,</text:p>
      <text:p text:style-name="Standard">detil_jual.jumlah,</text:p>
      <text:p text:style-name="Standard">detil_jual.harga*detil_jual.jumlah as total</text:p>
      <text:p text:style-name="Standard">from detil_jual inner join penjualan </text:p>
      <text:p text:style-name="Standard">on detil_jual.no_struk = penjulan.no_struk</text:p>
      <text:p text:style-name="Standard">inner join kasir </text:p>
      <text:p text:style-name="Standard">on kasir.id_kasir = penjualan.id_kasir</text:p>
      <text:p text:style-name="Standard">inner join data_barang</text:p>
      <text:p text:style-name="Standard">on data_barang.kode_barang = detil_jual.kode_barang</text:p>
      <text:p text:style-name="Standard">where kasir.id_kasir ='a201002';</text:p>
      <text:p text:style-name="Standard"/>
      <text:p text:style-name="Standard">CREATE TABLE detil_beli(</text:p>
      <text:p text:style-name="Standard">struk_pembelian CHAR(11),</text:p>
      <text:p text:style-name="Standard">kode_barang CHAR(4),</text:p>
      <text:p text:style-name="Standard">harga NUMBER, </text:p>
      <text:p text:style-name="Standard">jumlah NUMBER</text:p>
      <text:p text:style-name="Standard">);</text:p>
      <text:p text:style-name="Standard"/>
      <text:p text:style-name="Standard">CREATE TABLE admin(</text:p>
      <text:p text:style-name="Standard">id_admin CHAR(7),</text:p>
      <text:p text:style-name="Standard">nama VARCHAR2(30),</text:p>
      <text:p text:style-name="Standard">gender CHAR(1),</text:p>
      <text:p text:style-name="Standard">no_hp VARCHAR2(14),</text:p>
      <text:p text:style-name="Standard">email VARCHAR2(30),</text:p>
      <text:p text:style-name="Standard">tanggal_lahir DATE</text:p>
      <text:p text:style-name="Standard">);</text:p>
      <text:p text:style-name="Standard"/>
      <text:p text:style-name="Standard">CREATE TABLE supplier(</text:p>
      <text:p text:style-name="Standard">id_supplier CHAR(7),</text:p>
      <text:p text:style-name="Standard">nama VARCHAR2(30),</text:p>
      <text:p text:style-name="Standard">no_hp VARCHAR2(14),</text:p>
      <text:p text:style-name="Standard">email VARCHAR2(30),</text:p>
      <text:p text:style-name="Standard">alamat VARCHAR2(50)</text:p>
      <text:p text:style-name="Standard">);</text:p>
      <text:p text:style-name="Standard"/>
      <text:p text:style-name="Standard">CREATE TABLE pembelian(</text:p>
      <text:p text:style-name="Standard">struk_pembelian CHAR(11),</text:p>
      <text:p text:style-name="Standard">tanggal DATE,</text:p>
      <text:p text:style-name="Standard">id_supplier CHAR(7),</text:p>
      <text:p text:style-name="Standard">id_admin CHAR(7)</text:p>
      <text:p text:style-name="Standard">);</text:p>
      <text:p text:style-name="Standard"/>
      <text:p text:style-name="Standard"><text:s/></text:p>
      <text:p text:style-name="Standard"/>
      <text:p text:style-name="Standard"><text:soft-page-break/>INSERT INTO detil_beli VALUES ('20101310A01', 'M002', 300, 300);</text:p>
      <text:p text:style-name="Standard">INSERT INTO detil_beli VALUES ('20101310A02', 'M001', 2500, 100);</text:p>
      <text:p text:style-name="Standard">INSERT INTO detil_beli VALUES ('20101310A03', 'A001', 4000, 50);</text:p>
      <text:p text:style-name="Standard">INSERT INTO detil_beli VALUES ('20101310A04', 'A002', 1500, 200);</text:p>
      <text:p text:style-name="Standard"/>
      <text:p text:style-name="Standard">INSERT INTO admin VALUES ('2010A01', 'Karin', 'P', '08123246360', 'karin@mail.com', '17-08-1991');</text:p>
      <text:p text:style-name="Standard">INSERT INTO admin VALUES ('2010A02', 'Lana', 'L', '08246369124', 'lana1@mail.com', '17-08-1992');</text:p>
      <text:p text:style-name="Standard">INSERT INTO admin VALUES ('2010A03', 'Mona', 'P', '08369123247', 'mona1@mail.com', '17-08-1993');</text:p>
      <text:p text:style-name="Standard"/>
      <text:p text:style-name="Standard"/>
      <text:p text:style-name="Standard">INSERT INTO supplier VALUES ('JKT2010', 'PT. Andi Sentosa', '085125250376', 'andisentosa@mail.com', 'JAKARTA');</text:p>
      <text:p text:style-name="Standard">INSERT INTO supplier VALUES ('SMG2010', 'CV. Budi Santoso', '085250375126', 'budisantoso@mail.com', 'SEMARANG');</text:p>
      <text:p text:style-name="Standard">INSERT INTO supplier VALUES ('BDG2010', 'PT. Cindi Centuri', '085375125256', 'cindicenturi@mail.com', 'BANDUNG');</text:p>
      <text:p text:style-name="Standard">INSERT INTO supplier VALUES ('SBY2010', 'CV. Dandi Cantara', '085250125376', 'dandicantara@mail.com', 'SURABAYA');</text:p>
      <text:p text:style-name="Standard"/>
      <text:p text:style-name="Standard">INSERT INTO pembelian VALUES ('20101310A01', '13-10-2020', 'SMG2010', '2010A03');</text:p>
      <text:p text:style-name="Standard">INSERT INTO pembelian VALUES ('20101310A02', '13-10-2020', 'JKT2010', '2010A03');</text:p>
      <text:p text:style-name="Standard">INSERT INTO pembelian VALUES ('20101310A03', '13-10-2020', 'BDG2010', '2010A02');</text:p>
      <text:p text:style-name="Standard">INSERT INTO pembelian VALUES ('20101310A04', '13-10-2020', 'SBY2010', '2010A01');</text:p>
      <text:p text:style-name="Standard"/>
      <text:p text:style-name="Standard">ALTER TABLE admin ADD CONSTRAINT adm_eml_ck CHECK (email LIKE '%@%.%');</text:p>
      <text:p text:style-name="Standard">ALTER TABLE admin ADD CONSTRAINT adm_gnd_ck CHECk(gender IN('P','L'));</text:p>
      <text:p text:style-name="Standard">ALTER TABLE admin ADD CONSTRAINT adm_no_hp_ck CHECK (no_hp LIKE '08%');</text:p>
      <text:p text:style-name="Standard"/>
      <text:p text:style-name="Standard">ALTER TABLE admin ADD CONSTRAINT adm_pk PRIMARY KEY(id_admin);</text:p>
      <text:p text:style-name="Standard"/>
      <text:p text:style-name="Standard">ALTER TABLE admin ADD CONSTRAINT adm_no_hp_uq UNIQUE(no_hp);</text:p>
      <text:p text:style-name="Standard">ALTER TABLE admin ADD CONSTRAINT adm_nama_uq UNIQUE(nama);</text:p>
      <text:p text:style-name="Standard">ALTER TABLE admin ADD CONSTRAINT adm_eml_uq UNIQUE(email);</text:p>
      <text:p text:style-name="Standard"/>
      <text:p text:style-name="Standard">ALTER TABLE supplier ADD CONSTRAINT spl_eml_ck CHECK (email LIKE '%@%.%');</text:p>
      <text:p text:style-name="Standard">ALTER TABLE supplier ADD CONSTRAINT spl_no_hp_ck CHECK (no_hp LIKE '08%');</text:p>
      <text:p text:style-name="Standard"/>
      <text:p text:style-name="Standard">ALTER TABLE supplier ADD CONSTRAINT spl_pk PRIMARY KEY(id_supplier);</text:p>
      <text:p text:style-name="Standard"/>
      <text:p text:style-name="Standard">ALTER TABLE supplier ADD CONSTRAINT spl_nama_uq UNIQUE(nama);</text:p>
      <text:p text:style-name="Standard">ALTER TABLE supplier ADD CONSTRAINT spl_no_hp_uq UNIQUE(no_hp);</text:p>
      <text:p text:style-name="Standard">ALTER TABLE supplier ADD CONSTRAINT spl_eml_uq UNIQUE(email);</text:p>
      <text:p text:style-name="Standard"/>
      <text:p text:style-name="Standard">ALTER TABLE pembelian ADD CONSTRAINT bl_struk_pk PRIMARY KEY(struk_pembelian);</text:p>
      <text:p text:style-name="Standard">ALTER TABLE pembelian ADD cONSTRAINT bl_supplier_fk FOREIGN KEY (id_supplier) REFERENCES supplier(id_supplier);</text:p>
      <text:p text:style-name="Standard">ALTER TABLE pembelian ADD cONSTRAINT bl_admin_fk FOREIGN KEY (id_admin) REFERENCES admin(id_admin);</text:p>
      <text:p text:style-name="Standard"/>
      <text:p text:style-name="Standard"><text:soft-page-break/>ALTER TABLE detil_beli ADD cONSTRAINT dtl_struk_bl_fk FOREIGN KEY (struk_pembelian) REFERENCES pembelian(struk_pembelian);</text:p>
      <text:p text:style-name="Standard">ALTER TABLE detil_beli ADD cONSTRAINT dtl_kode_brg_fk FOREIGN KEY (kode_barang) REFERENCES data_barang(kode_barang);</text:p>
      <text:p text:style-name="Standard"/>
      <text:p text:style-name="Standard">SELECT constraint_name, constraint_type, table_name FROM all_constraints</text:p>
      <text:p text:style-name="Standard">WHERE table_name = 'ADMIN' OR table_name = 'SUPPLIER' OR table_name = 'PEMBELIAN' OR table_name = 'DETIL_BELI'</text:p>
      <text:p text:style-name="Standard">ORDER BY table_name, constraint_type;</text:p>
      <text:p text:style-name="Standard"/>
      <text:p text:style-name="Standard"/>
      <text:p text:style-name="Standard"/>
      <text:p text:style-name="Standard">SQL&gt; create table detil_jual(</text:p>
      <text:p text:style-name="Standard"><text:s text:c="2"/>2 <text:s/>no_struk char(11),</text:p>
      <text:p text:style-name="Standard"><text:s text:c="2"/>3 <text:s/>kode_barang char(4),</text:p>
      <text:p text:style-name="Standard"><text:s text:c="2"/>4 <text:s/>harga number,</text:p>
      <text:p text:style-name="Standard"><text:s text:c="2"/>5 <text:s/>jumlah number</text:p>
      <text:p text:style-name="Standard"><text:s text:c="2"/>6 <text:s/>);</text:p>
      <text:p text:style-name="Standard"/>
      <text:p text:style-name="Standard"/>
      <text:p text:style-name="Standard"/>
      <text:p text:style-name="Standard">SQL&gt; desc detil_jual;</text:p>
      <text:p text:style-name="Standard"><text:s/>Name <text:s text:c="37"/>Null? <text:s text:c="3"/>Type</text:p>
      <text:p text:style-name="Standard"><text:s/>----------------------------------------- -------- -----------</text:p>
      <text:p text:style-name="Standard"><text:s/>NO_STRUK <text:s text:c="42"/>CHAR(11)</text:p>
      <text:p text:style-name="Standard"><text:s/>KODE_BARANG <text:s text:c="39"/>CHAR(4)</text:p>
      <text:p text:style-name="Standard"><text:s/>HARGA <text:s text:c="45"/>NUMBER</text:p>
      <text:p text:style-name="Standard"><text:s/>JUMLAH <text:s text:c="44"/>NUMBER</text:p>
      <text:p text:style-name="Standard"/>
      <text:p text:style-name="Standard">SQL&gt; create table kasir(</text:p>
      <text:p text:style-name="Standard"><text:s text:c="2"/>2 <text:s/>id_kasir char(7),</text:p>
      <text:p text:style-name="Standard"><text:s text:c="2"/>3 <text:s/>nama varchar(30),</text:p>
      <text:p text:style-name="Standard"><text:s text:c="2"/>4 <text:s/>gender char(1),</text:p>
      <text:p text:style-name="Standard"><text:s text:c="2"/>5 <text:s/>no_hp varchar(14),</text:p>
      <text:p text:style-name="Standard"><text:s text:c="2"/>6 <text:s/>email varchar(30),</text:p>
      <text:p text:style-name="Standard"><text:s text:c="2"/>7 <text:s/>tanggal_lahir date</text:p>
      <text:p text:style-name="Standard"><text:s text:c="2"/>8 <text:s/>);</text:p>
      <text:p text:style-name="Standard"/>
      <text:p text:style-name="Standard"/>
      <text:p text:style-name="Standard"/>
      <text:p text:style-name="Standard">SQL&gt; desc kasir;</text:p>
      <text:p text:style-name="Standard"><text:s/>Name <text:s text:c="37"/>Null? <text:s text:c="3"/>Type</text:p>
      <text:p text:style-name="Standard"><text:s/>----------------------------------------- -------- -----------</text:p>
      <text:p text:style-name="Standard"><text:s/>ID_KASIR <text:s text:c="42"/>CHAR(7)</text:p>
      <text:p text:style-name="Standard"><text:s/>NAMA <text:s text:c="46"/>VARCHAR2(30</text:p>
      <text:p text:style-name="Standard"><text:s/>GENDER <text:s text:c="44"/>CHAR(1)</text:p>
      <text:p text:style-name="Standard"><text:s/>NO_HP <text:s text:c="45"/>VARCHAR2(14</text:p>
      <text:p text:style-name="Standard"><text:s/>EMAIL <text:s text:c="45"/>VARCHAR2(30</text:p>
      <text:p text:style-name="Standard"><text:s/>TANGGAL_LAHIR <text:s text:c="37"/>DATE</text:p>
      <text:p text:style-name="Standard"/>
      <text:p text:style-name="Standard">SQL&gt; create table member(</text:p>
      <text:p text:style-name="Standard"><text:s text:c="2"/>2 <text:s/>id_member char(7),</text:p>
      <text:p text:style-name="Standard"><text:soft-page-break/><text:s text:c="2"/>3 <text:s/>nama varchar(30),</text:p>
      <text:p text:style-name="Standard"><text:s text:c="2"/>4 <text:s/>gender char(1),</text:p>
      <text:p text:style-name="Standard"><text:s text:c="2"/>5 <text:s/>no_hp varchar(14</text:p>
      <text:p text:style-name="Standard"><text:s text:c="2"/>6 <text:s/>),</text:p>
      <text:p text:style-name="Standard"><text:s text:c="2"/>7 <text:s/>email varchar(30),</text:p>
      <text:p text:style-name="Standard"><text:s text:c="2"/>8 <text:s/>tanggal_lahir date</text:p>
      <text:p text:style-name="Standard"><text:s text:c="2"/>9 <text:s/>);</text:p>
      <text:p text:style-name="Standard"/>
      <text:p text:style-name="Standard"/>
      <text:p text:style-name="Standard"/>
      <text:p text:style-name="Standard">SQL&gt; desc member;</text:p>
      <text:p text:style-name="Standard"><text:s/>Name <text:s text:c="37"/>Null? <text:s text:c="3"/>Type</text:p>
      <text:p text:style-name="Standard"><text:s/>----------------------------------------- -------- -----------</text:p>
      <text:p text:style-name="Standard"><text:s/>ID_MEMBER <text:s text:c="41"/>CHAR(7)</text:p>
      <text:p text:style-name="Standard"><text:s/>NAMA <text:s text:c="46"/>VARCHAR2(30</text:p>
      <text:p text:style-name="Standard"><text:s/>GENDER <text:s text:c="44"/>CHAR(1)</text:p>
      <text:p text:style-name="Standard"><text:s/>NO_HP <text:s text:c="45"/>VARCHAR2(14</text:p>
      <text:p text:style-name="Standard"><text:s/>EMAIL <text:s text:c="45"/>VARCHAR2(30</text:p>
      <text:p text:style-name="Standard"><text:s/>TANGGAL_LAHIR <text:s text:c="37"/>DATE</text:p>
      <text:p text:style-name="Standard"/>
      <text:p text:style-name="Standard">SQL&gt; create table penjualan(</text:p>
      <text:p text:style-name="Standard"><text:s text:c="2"/>2 <text:s/>no_struk char(11),</text:p>
      <text:p text:style-name="Standard"><text:s text:c="2"/>3 <text:s/>tanggal date,</text:p>
      <text:p text:style-name="Standard"><text:s text:c="2"/>4 <text:s/>id_member char(7),</text:p>
      <text:p text:style-name="Standard"><text:s text:c="2"/>5 <text:s/>id_kasir char(7)</text:p>
      <text:p text:style-name="Standard"><text:s text:c="2"/>6 <text:s/>);</text:p>
      <text:p text:style-name="Standard"/>
      <text:p text:style-name="Standard"/>
      <text:p text:style-name="Standard"/>
      <text:p text:style-name="Standard">SQL&gt; desc penjualan;</text:p>
      <text:p text:style-name="Standard"><text:s/>Name <text:s text:c="37"/>Null? <text:s text:c="3"/>Type</text:p>
      <text:p text:style-name="Standard"><text:s/>----------------------------------------- -------- -----------</text:p>
      <text:p text:style-name="Standard"><text:s/>NO_STRUK <text:s text:c="42"/>CHAR(11)</text:p>
      <text:p text:style-name="Standard"><text:s/>TANGGAL <text:s text:c="43"/>DATE</text:p>
      <text:p text:style-name="Standard"><text:s/>ID_MEMBER <text:s text:c="41"/>CHAR(7)</text:p>
      <text:p text:style-name="Standard"><text:s/>ID_KASIR <text:s text:c="42"/>CHAR(7)</text:p>
      <text:p text:style-name="Standard">SQL&gt; insert INTO detil_jual(no_struk,kode_barang,harga,jumlah)</text:p>
      <text:p text:style-name="Standard"><text:s text:c="2"/>2 <text:s/>values('20101310001','M002',500,3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1','A001',5000,5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1','A002',2000,2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oft-page-break/><text:s text:c="2"/>2 <text:s/>VALUES('20101310002','M001',3500,10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2','A001',5000,4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2','A002',2000,2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3','M001',3500,1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3','M002',500,7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3','A002',2000,2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4','M001',3500,2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4','M002',500,6);</text:p>
      <text:p text:style-name="Standard"/>
      <text:p text:style-name="Standard"/>
      <text:p text:style-name="Standard"/>
      <text:p text:style-name="Standard">SQL&gt; SELECT * FROM DETIL_JUAL;</text:p>
      <text:p text:style-name="Standard"/>
      <text:p text:style-name="Standard">NO_STRUK <text:s text:c="3"/>KODE <text:s text:c="5"/>HARGA <text:s text:c="4"/>JUMLAH</text:p>
      <text:p text:style-name="Standard">----------- ---- ---------- ----------</text:p>
      <text:p text:style-name="Standard">20101310001 M002 <text:s text:c="7"/>500 <text:s text:c="9"/>3</text:p>
      <text:p text:style-name="Standard">20101310001 A001 <text:s text:c="6"/>5000 <text:s text:c="9"/>5</text:p>
      <text:p text:style-name="Standard">20101310001 A002 <text:s text:c="6"/>2000 <text:s text:c="9"/>2</text:p>
      <text:p text:style-name="Standard">20101310002 M001 <text:s text:c="6"/>3500 <text:s text:c="8"/>10</text:p>
      <text:p text:style-name="Standard">20101310002 A001 <text:s text:c="6"/>5000 <text:s text:c="9"/>4</text:p>
      <text:p text:style-name="Standard">20101310002 A002 <text:s text:c="6"/>2000 <text:s text:c="9"/>2</text:p>
      <text:p text:style-name="Standard">20101310003 M001 <text:s text:c="6"/>3500 <text:s text:c="9"/>1</text:p>
      <text:p text:style-name="Standard">20101310003 M002 <text:s text:c="7"/>500 <text:s text:c="9"/>7</text:p>
      <text:p text:style-name="Standard">20101310003 A002 <text:s text:c="6"/>2000 <text:s text:c="9"/>2</text:p>
      <text:p text:style-name="Standard"><text:soft-page-break/>20101310004 M001 <text:s text:c="6"/>3500 <text:s text:c="9"/>2</text:p>
      <text:p text:style-name="Standard">20101310004 M002 <text:s text:c="7"/>500 <text:s text:c="9"/>6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4','A001',5000,3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5','A001',5000,4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5','M002',500,5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5','A002',2000,3);</text:p>
      <text:p text:style-name="Standard"/>
      <text:p text:style-name="Standard"/>
      <text:p text:style-name="Standard"/>
      <text:p text:style-name="Standard">SQL&gt; insert INTO detil_jual(no_struk,kode_barang,harga,jumlah)</text:p>
      <text:p text:style-name="Standard"><text:s text:c="2"/>2 <text:s/>VALUES('20101310005','M001',3500,1);</text:p>
      <text:p text:style-name="Standard"/>
      <text:p text:style-name="Standard"/>
      <text:p text:style-name="Standard"/>
      <text:p text:style-name="Standard">SQL&gt; SELECT * FROM DETIL_JUAL;</text:p>
      <text:p text:style-name="Standard"/>
      <text:p text:style-name="Standard">NO_STRUK <text:s text:c="3"/>KODE <text:s text:c="5"/>HARGA <text:s text:c="4"/>JUMLAH</text:p>
      <text:p text:style-name="Standard">----------- ---- ---------- ----------</text:p>
      <text:p text:style-name="Standard">20101310001 M002 <text:s text:c="7"/>500 <text:s text:c="9"/>3</text:p>
      <text:p text:style-name="Standard">20101310001 A001 <text:s text:c="6"/>5000 <text:s text:c="9"/>5</text:p>
      <text:p text:style-name="Standard">20101310001 A002 <text:s text:c="6"/>2000 <text:s text:c="9"/>2</text:p>
      <text:p text:style-name="Standard">20101310002 M001 <text:s text:c="6"/>3500 <text:s text:c="8"/>10</text:p>
      <text:p text:style-name="Standard">20101310002 A001 <text:s text:c="6"/>5000 <text:s text:c="9"/>4</text:p>
      <text:p text:style-name="Standard">20101310002 A002 <text:s text:c="6"/>2000 <text:s text:c="9"/>2</text:p>
      <text:p text:style-name="Standard">20101310003 M001 <text:s text:c="6"/>3500 <text:s text:c="9"/>1</text:p>
      <text:p text:style-name="Standard">20101310003 M002 <text:s text:c="7"/>500 <text:s text:c="9"/>7</text:p>
      <text:p text:style-name="Standard">20101310003 A002 <text:s text:c="6"/>2000 <text:s text:c="9"/>2</text:p>
      <text:p text:style-name="Standard">20101310004 M001 <text:s text:c="6"/>3500 <text:s text:c="9"/>2</text:p>
      <text:p text:style-name="Standard">20101310004 M002 <text:s text:c="7"/>500 <text:s text:c="9"/>6</text:p>
      <text:p text:style-name="Standard"/>
      <text:p text:style-name="Standard">NO_STRUK <text:s text:c="3"/>KODE <text:s text:c="5"/>HARGA <text:s text:c="4"/>JUMLAH</text:p>
      <text:p text:style-name="Standard">----------- ---- ---------- ----------</text:p>
      <text:p text:style-name="Standard">20101310004 A001 <text:s text:c="6"/>5000 <text:s text:c="9"/>3</text:p>
      <text:p text:style-name="Standard">20101310005 A001 <text:s text:c="6"/>5000 <text:s text:c="9"/>4</text:p>
      <text:p text:style-name="Standard">20101310005 M002 <text:s text:c="7"/>500 <text:s text:c="9"/>5</text:p>
      <text:p text:style-name="Standard">20101310005 A002 <text:s text:c="6"/>2000 <text:s text:c="9"/>3</text:p>
      <text:p text:style-name="Standard"><text:soft-page-break/>20101310005 M001 <text:s text:c="6"/>3500 <text:s text:c="9"/>1</text:p>
      <text:p text:style-name="Standard"/>
      <text:p text:style-name="Standard"/>
      <text:p text:style-name="Standard"/>
      <text:p text:style-name="Standard">SQL&gt; SET LINESIZE 200</text:p>
      <text:p text:style-name="Standard">SQL&gt; SET LINESIZE 200;</text:p>
      <text:p text:style-name="Standard">SQL&gt; SELECT * FROM DETIL_JUAL;</text:p>
      <text:p text:style-name="Standard"/>
      <text:p text:style-name="Standard">NO_STRUK <text:s text:c="3"/>KODE <text:s text:c="5"/>HARGA <text:s text:c="4"/>JUMLAH</text:p>
      <text:p text:style-name="Standard">----------- ---- ---------- ----------</text:p>
      <text:p text:style-name="Standard">20101310001 M002 <text:s text:c="7"/>500 <text:s text:c="9"/>3</text:p>
      <text:p text:style-name="Standard">20101310001 A001 <text:s text:c="6"/>5000 <text:s text:c="9"/>5</text:p>
      <text:p text:style-name="Standard">20101310001 A002 <text:s text:c="6"/>2000 <text:s text:c="9"/>2</text:p>
      <text:p text:style-name="Standard">20101310002 M001 <text:s text:c="6"/>3500 <text:s text:c="8"/>10</text:p>
      <text:p text:style-name="Standard">20101310002 A001 <text:s text:c="6"/>5000 <text:s text:c="9"/>4</text:p>
      <text:p text:style-name="Standard">20101310002 A002 <text:s text:c="6"/>2000 <text:s text:c="9"/>2</text:p>
      <text:p text:style-name="Standard">20101310003 M001 <text:s text:c="6"/>3500 <text:s text:c="9"/>1</text:p>
      <text:p text:style-name="Standard">20101310003 M002 <text:s text:c="7"/>500 <text:s text:c="9"/>7</text:p>
      <text:p text:style-name="Standard">20101310003 A002 <text:s text:c="6"/>2000 <text:s text:c="9"/>2</text:p>
      <text:p text:style-name="Standard">20101310004 M001 <text:s text:c="6"/>3500 <text:s text:c="9"/>2</text:p>
      <text:p text:style-name="Standard">20101310004 M002 <text:s text:c="7"/>500 <text:s text:c="9"/>6</text:p>
      <text:p text:style-name="Standard"/>
      <text:p text:style-name="Standard">NO_STRUK <text:s text:c="3"/>KODE <text:s text:c="5"/>HARGA <text:s text:c="4"/>JUMLAH</text:p>
      <text:p text:style-name="Standard">----------- ---- ---------- ----------</text:p>
      <text:p text:style-name="Standard">20101310004 A001 <text:s text:c="6"/>5000 <text:s text:c="9"/>3</text:p>
      <text:p text:style-name="Standard">20101310005 A001 <text:s text:c="6"/>5000 <text:s text:c="9"/>4</text:p>
      <text:p text:style-name="Standard">20101310005 M002 <text:s text:c="7"/>500 <text:s text:c="9"/>5</text:p>
      <text:p text:style-name="Standard">20101310005 A002 <text:s text:c="6"/>2000 <text:s text:c="9"/>3</text:p>
      <text:p text:style-name="Standard">20101310005 M001 <text:s text:c="6"/>3500 <text:s text:c="9"/>1</text:p>
      <text:p text:style-name="Standard"/>
      <text:p text:style-name="Standard">16 rows selected.SQL&gt; INSERT INTO KASIR(ID_KASIR,NAMA,GENDER,NO_HP,EMAIL,TANGGAL_LAHIR)</text:p>
      <text:p text:style-name="Standard"><text:s text:c="2"/>2 <text:s/>VALUES('A201001','XENA','L','08123246369','XENA1@GMAIL.COM','17-08-1991');</text:p>
      <text:p text:style-name="Standard"/>
      <text:p text:style-name="Standard"/>
      <text:p text:style-name="Standard"/>
      <text:p text:style-name="Standard">SQL&gt; INSERT INTO KASIR(ID_KASIR,NAMA,GENDER,NO_HP,EMAIL,TANGGAL_LAHIR)</text:p>
      <text:p text:style-name="Standard"><text:s text:c="2"/>2 <text:s/>VALUES('A201002','YENA','P','08246369123','YENA1@GMAIL.COM','17-08-1992');</text:p>
      <text:p text:style-name="Standard"/>
      <text:p text:style-name="Standard"/>
      <text:p text:style-name="Standard">SQL&gt; INSERT INTO KASIR(ID_KASIR,NAMA,GENDER,NO_HP,EMAIL,TANGGAL_LAHIR)</text:p>
      <text:p text:style-name="Standard"><text:s text:c="2"/>2 <text:s/>VALUES('A201003','ZENA','P','08369123246','ZENA1@GMAIL.COM','17-08-1993');</text:p>
      <text:p text:style-name="Standard"/>
      <text:p text:style-name="Standard"/>
      <text:p text:style-name="Standard"/>
      <text:p text:style-name="Standard">SQL&gt; SELECT * FROM KASIR;</text:p>
      <text:p text:style-name="Standard"/>
      <text:p text:style-name="Standard">ID_KASI NAMA <text:s text:c="26"/>G NO_HP <text:s text:c="9"/>EMAIL <text:s text:c="25"/>TANGGAL_LA</text:p>
      <text:p text:style-name="Standard">------- ------------------------------ - -------------- ------------------------------ ----------</text:p>
      <text:p text:style-name="Standard">A201001 XENA <text:s text:c="26"/>L 08123246369 <text:s text:c="3"/>XENA1@GMAIL.COM <text:s text:c="15"/>17-08-1991</text:p>
      <text:p text:style-name="Standard"><text:soft-page-break/>A201002 YENA <text:s text:c="26"/>P 08246369123 <text:s text:c="3"/>YENA1@GMAIL.COM <text:s text:c="15"/>17-08-1992</text:p>
      <text:p text:style-name="Standard">A201003 ZENA <text:s text:c="26"/>P 08369123246 <text:s text:c="3"/>ZENA1@GMAIL.COM <text:s text:c="15"/>17-08-1993</text:p>
      <text:p text:style-name="Standard"/>
      <text:p text:style-name="Standard">SQL&gt; INSERT INTO MEMBER(ID_MEMBER,NAMA,GENDER,NO_HP,EMAIL,TANGGAL_LAHIR)</text:p>
      <text:p text:style-name="Standard"><text:s text:c="2"/>2 <text:s/>VALUES('2010001','ANDI','L','085125250375','ANDI1@GMAIL.COM','17-08-1990');</text:p>
      <text:p text:style-name="Standard"/>
      <text:p text:style-name="Standard"/>
      <text:p text:style-name="Standard"/>
      <text:p text:style-name="Standard">SQL&gt; INSERT INTO MEMBER(ID_MEMBER,NAMA,GENDER,NO_HP,EMAIL,TANGGAL_LAHIR)</text:p>
      <text:p text:style-name="Standard"><text:s text:c="2"/>2 <text:s/>VALUES('2010002','BANDI','L','085250375125','BANDI1@GMAIL.COM','17-08-1991');</text:p>
      <text:p text:style-name="Standard"/>
      <text:p text:style-name="Standard"/>
      <text:p text:style-name="Standard"/>
      <text:p text:style-name="Standard">SQL&gt; INSERT INTO MEMBER(ID_MEMBER,NAMA,GENDER,NO_HP,EMAIL,TANGGAL_LAHIR)</text:p>
      <text:p text:style-name="Standard"><text:s text:c="2"/>2 <text:s/>VALUES('2010003','CINDI','P','085375125250','CINDI1@GMAIL.COM','17-08-1992');</text:p>
      <text:p text:style-name="Standard"/>
      <text:p text:style-name="Standard"/>
      <text:p text:style-name="Standard"/>
      <text:p text:style-name="Standard">SQL&gt; INSERT INTO MEMBER(ID_MEMBER,NAMA,GENDER,NO_HP,EMAIL,TANGGAL_LAHIR)</text:p>
      <text:p text:style-name="Standard"><text:s text:c="2"/>2 <text:s/>VALUES('2010004','DANDI','L','085250125375','DANDI1@GMAIL.COM','17-08-1993');</text:p>
      <text:p text:style-name="Standard"/>
      <text:p text:style-name="Standard"/>
      <text:p text:style-name="Standard"/>
      <text:p text:style-name="Standard">SQL&gt; SELECT * FROM MEMBER;</text:p>
      <text:p text:style-name="Standard"/>
      <text:p text:style-name="Standard">ID_MEMB NAMA <text:s text:c="26"/>G NO_HP <text:s text:c="9"/>EMAIL <text:s text:c="25"/>TANGGAL_LA</text:p>
      <text:p text:style-name="Standard">------- ------------------------------ - -------------- ------------------------------ ----------</text:p>
      <text:p text:style-name="Standard">2010001 ANDI <text:s text:c="26"/>L 085125250375 <text:s text:c="2"/>ANDI1@GMAIL.COM <text:s text:c="15"/>17-08-1990</text:p>
      <text:p text:style-name="Standard">2010002 BANDI <text:s text:c="25"/>L 085250375125 <text:s text:c="2"/>BANDI1@GMAIL.COM <text:s text:c="14"/>17-08-1991</text:p>
      <text:p text:style-name="Standard">2010003 CINDI <text:s text:c="25"/>P 085375125250 <text:s text:c="2"/>CINDI1@GMAIL.COM <text:s text:c="14"/>17-08-1992</text:p>
      <text:p text:style-name="Standard">2010004 DANDI <text:s text:c="25"/>L 085250125375 <text:s text:c="2"/>DANDI1@GMAIL.COM <text:s text:c="14"/>17-08-1993</text:p>
      <text:p text:style-name="Standard">SQL&gt; INSERT INTO PENJUALAN(NO_STRUK,TANGGAL,ID_MEMBER,ID_KASIR)</text:p>
      <text:p text:style-name="Standard"><text:s text:c="2"/>2 <text:s/>VALUES('20101310001','13-10-2020','2010002','A201003');</text:p>
      <text:p text:style-name="Standard"/>
      <text:p text:style-name="Standard"/>
      <text:p text:style-name="Standard"/>
      <text:p text:style-name="Standard">SQL&gt; INSERT INTO PENJUALAN(NO_STRUK,TANGGAL,ID_MEMBER,ID_KASIR)</text:p>
      <text:p text:style-name="Standard"><text:s text:c="2"/>2 <text:s/>VALUES('20101310002','13-10-2020','2010001','A201003');</text:p>
      <text:p text:style-name="Standard"/>
      <text:p text:style-name="Standard"/>
      <text:p text:style-name="Standard"/>
      <text:p text:style-name="Standard">SQL&gt; INSERT INTO PENJUALAN(NO_STRUK,TANGGAL,ID_MEMBER,ID_KASIR)</text:p>
      <text:p text:style-name="Standard"><text:s text:c="2"/>2 <text:s/>VALUES('20101310003','13-10-2020','2010003','A201002');</text:p>
      <text:p text:style-name="Standard"/>
      <text:p text:style-name="Standard"/>
      <text:p text:style-name="Standard"/>
      <text:p text:style-name="Standard">SQL&gt; INSERT INTO PENJUALAN(NO_STRUK,TANGGAL,ID_MEMBER,ID_KASIR)</text:p>
      <text:p text:style-name="Standard"><text:s text:c="2"/>2 <text:s/>VALUES('20101310004','13-10-2020','2010004','A201001');</text:p>
      <text:p text:style-name="Standard"><text:soft-page-break/></text:p>
      <text:p text:style-name="Standard"/>
      <text:p text:style-name="Standard"/>
      <text:p text:style-name="Standard">SQL&gt; INSERT INTO PENJUALAN(NO_STRUK,TANGGAL,ID_MEMBER,ID_KASIR)</text:p>
      <text:p text:style-name="Standard"><text:s text:c="2"/>2 <text:s/>VALUES('20101310005','13-10-2020',NULL,'A201001');</text:p>
      <text:p text:style-name="Standard"/>
      <text:p text:style-name="Standard"/>
      <text:p text:style-name="Standard"/>
      <text:p text:style-name="Standard">SQL&gt; SELECT * FROM PENJUALAN;</text:p>
      <text:p text:style-name="Standard"/>
      <text:p text:style-name="Standard">NO_STRUK <text:s text:c="3"/>TANGGAL <text:s text:c="3"/>ID_MEMB ID_KASI</text:p>
      <text:p text:style-name="Standard">----------- ---------- ------- -------</text:p>
      <text:p text:style-name="Standard">20101310001 13-10-2020 2010002 A201003</text:p>
      <text:p text:style-name="Standard">20101310002 13-10-2020 2010001 A201003</text:p>
      <text:p text:style-name="Standard">20101310003 13-10-2020 2010003 A201002</text:p>
      <text:p text:style-name="Standard">20101310004 13-10-2020 2010004 A201001</text:p>
      <text:p text:style-name="Standard">20101310005 13-10-2020 <text:s text:c="8"/>A201001</text:p>
      <text:p text:style-name="Standard"/>
      <text:p text:style-name="Standard">SQL&gt; COMMIT;</text:p>
      <text:p text:style-name="Standard"/>
      <text:p text:style-name="Standard"/>
      <text:p text:style-name="Standard"/>
      <text:p text:style-name="Standard">SQL&gt; ALTER TABLE KASIR ADD CONSTRAINT KSR_PK PRIMARY KEY(ID_KASIR);</text:p>
      <text:p text:style-name="Standard"/>
      <text:p text:style-name="Standard"/>
      <text:p text:style-name="Standard"/>
      <text:p text:style-name="Standard">SQL&gt; ALTER TABLE MEMBER ADD CONSTRAINT ID_MBR_PK PRIMARY KEY(ID_MEMBER);</text:p>
      <text:p text:style-name="Standard"/>
      <text:p text:style-name="Standard">.</text:p>
      <text:p text:style-name="Standard"/>
      <text:p text:style-name="Standard">SQL&gt; ALTER TABLE PENJUALAN ADD CONSTRAINT JL_STRUK_PK PRIMARY KEY(NO_STRUK);</text:p>
      <text:p text:style-name="Standard"/>
      <text:p text:style-name="Standard"/>
      <text:p text:style-name="Standard"/>
      <text:p text:style-name="Standard">SQL&gt; ALTER TABLE KASIR ADD CONSTRAINT KSR_UQ UNIQUE(NO_HP);</text:p>
      <text:p text:style-name="Standard"/>
      <text:p text:style-name="Standard"/>
      <text:p text:style-name="Standard"/>
      <text:p text:style-name="Standard">SQL&gt; ALTER TABLE KASIR ADD CONSTRAINT KSR_EML_UQ UNIQUE(EMAIL);</text:p>
      <text:p text:style-name="Standard"/>
      <text:p text:style-name="Standard"/>
      <text:p text:style-name="Standard"/>
      <text:p text:style-name="Standard">SQL&gt; ALTER TABLE KASIR ADD CONSTRAINT KSR_NM_UQ UNIQUE(NAMA);</text:p>
      <text:p text:style-name="Standard"/>
      <text:p text:style-name="Standard"/>
      <text:p text:style-name="Standard"/>
      <text:p text:style-name="Standard">SQL&gt; ALTER TABLE MEMBER ADD CONSTRAINT EML_UQ UNIQUE(EMAIL);</text:p>
      <text:p text:style-name="Standard"/>
      <text:p text:style-name="Standard"/>
      <text:p text:style-name="Standard"/>
      <text:p text:style-name="Standard"><text:soft-page-break/>SQL&gt; ALTER TABLE MEMBER ADD CONSTRAINT NOHP_UQ UNIQUE(NO_HP);</text:p>
      <text:p text:style-name="Standard"/>
      <text:p text:style-name="Standard"/>
      <text:p text:style-name="Standard"/>
      <text:p text:style-name="Standard">SQL&gt; ALTER TABLE MEMBER ADD CONSTRAINT NM_UQ UNIQUE(NAMA);</text:p>
      <text:p text:style-name="Standard"/>
      <text:p text:style-name="Standard"/>
      <text:p text:style-name="Standard">SQL&gt; ALTER TABLE DETIL_JUAL ADD CONSTRAINT DTL_STRUK_FK FOREIGN KEY (NO_STRUK) REFERENCES PENJUALAN(NO_STRUK);</text:p>
      <text:p text:style-name="Standard"/>
      <text:p text:style-name="Standard"/>
      <text:p text:style-name="Standard"/>
      <text:p text:style-name="Standard">SQL&gt; ALTER TABLE PENJUALAN ADD CONSTRAINT JL_KASIR FOREIGN KEY(ID_KASIR) REFERENCES KASIR (ID_KASIR);</text:p>
      <text:p text:style-name="Standard"/>
      <text:p text:style-name="Standard"/>
      <text:p text:style-name="Standard"/>
      <text:p text:style-name="Standard">SQL&gt; ALTER TABLE PENJUALAN ADD CONSTRAINT JL_MEMBER FOREIGN KEY(ID_MEMBER) REFERENCES MEMBER (ID_MEMBER);</text:p>
      <text:p text:style-name="Standard"/>
      <text:p text:style-name="Standard"/>
      <text:p text:style-name="Standard"/>
      <text:p text:style-name="Standard">SQL&gt; ALTER TABLE KASIR ADD CONSTRAINT KSR_EML_CK CHECK (EMAIL LIKE '%@%.%');</text:p>
      <text:p text:style-name="Standard"/>
      <text:p text:style-name="Standard"/>
      <text:p text:style-name="Standard"/>
      <text:p text:style-name="Standard">SQL&gt; ALTER TABLE KASIR ADD CONSTRAINT KSR_GND_CK CHECK (GENDER IN ('P', 'L'));</text:p>
      <text:p text:style-name="Standard"/>
      <text:p text:style-name="Standard"/>
      <text:p text:style-name="Standard"/>
      <text:p text:style-name="Standard">SQL&gt; ALTER TABLE KASIR ADD CONSTRAINT KSR_NO_HP_CK CHECK (NO_HP LIKE '08%');</text:p>
      <text:p text:style-name="Standard"/>
      <text:p text:style-name="Standard"/>
      <text:p text:style-name="Standard"/>
      <text:p text:style-name="Standard">SQL&gt; ALTER TABLE MEMBER ADD CONSTRAINT ML_CK CHECK(EMAIL LIKE '%@%.%');</text:p>
      <text:p text:style-name="Standard"/>
      <text:p text:style-name="Standard"/>
      <text:p text:style-name="Standard">SQL&gt; ALTER TABLE MEMBER ADD CONSTRAINT GND_CK CHECK (GENDER IN('P','L'));</text:p>
      <text:p text:style-name="Standard"/>
      <text:p text:style-name="Standard"/>
      <text:p text:style-name="Standard"/>
      <text:p text:style-name="Standard">SQL&gt; ALTER TABLE MEMBER ADD CONSTRAINT NO_HP_CK CHECK (NO_HP LIKE '08%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22:13:22.236962953</meta:creation-date>
    <dc:date>2020-11-08T22:14:51.055792149</dc:date>
    <meta:editing-duration>PT1M32S</meta:editing-duration>
    <meta:editing-cycles>1</meta:editing-cycles>
    <meta:document-statistic meta:table-count="0" meta:image-count="0" meta:object-count="0" meta:page-count="14" meta:paragraph-count="444" meta:word-count="1777" meta:character-count="20207" meta:non-whitespace-character-count="15683"/>
    <meta:generator>LibreOffice/6.0.7.3$Linux_X86_64 LibreOffice_project/00m0$Build-3</meta:generator>
  </office:meta>
</office:document-meta>
</file>